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008cm" fo:min-width="3.812cm"/>
    </style:style>
    <style:style style:name="gr2" style:family="graphic" style:parent-style-name="standard">
      <style:graphic-properties draw:textarea-horizontal-align="justify" draw:textarea-vertical-align="middle" draw:auto-grow-height="false" fo:min-height="1.02cm" fo:min-width="3.31cm"/>
    </style:style>
    <style:style style:name="gr3" style:family="graphic" style:parent-style-name="standard">
      <style:graphic-properties draw:textarea-horizontal-align="justify" draw:textarea-vertical-align="middle" draw:auto-grow-height="false" fo:min-height="1.02cm" fo:min-width="3.564cm"/>
    </style:style>
    <style:style style:name="gr4" style:family="graphic" style:parent-style-name="standard">
      <style:graphic-properties draw:textarea-horizontal-align="justify" draw:textarea-vertical-align="middle" draw:auto-grow-height="false" fo:min-height="0.386cm" fo:min-width="1.66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512cm" fo:min-width="2.294cm"/>
    </style:style>
    <style:style style:name="gr7" style:family="graphic" style:parent-style-name="standard">
      <style:graphic-properties draw:textarea-horizontal-align="justify" draw:textarea-vertical-align="middle" draw:auto-grow-height="false" fo:min-height="0.512cm" fo:min-width="2.548cm"/>
    </style:style>
    <style:style style:name="gr8" style:family="graphic" style:parent-style-name="standard">
      <style:graphic-properties draw:textarea-horizontal-align="justify" draw:textarea-vertical-align="middle" draw:auto-grow-height="false" fo:min-height="0.132cm" fo:min-width="1.406cm"/>
    </style:style>
    <style:style style:name="gr9" style:family="graphic" style:parent-style-name="standard">
      <style:graphic-properties draw:textarea-horizontal-align="justify" draw:textarea-vertical-align="middle" draw:auto-grow-height="false" fo:min-height="0.194cm" fo:min-width="1.024cm"/>
    </style:style>
    <style:style style:name="gr10" style:family="graphic" style:parent-style-name="standard">
      <style:graphic-properties draw:textarea-horizontal-align="justify" draw:textarea-vertical-align="middle" draw:auto-grow-height="false" fo:min-height="0.258cm" fo:min-width="1.152cm"/>
    </style:style>
    <style:style style:name="gr11" style:family="graphic" style:parent-style-name="standard">
      <style:graphic-properties draw:textarea-horizontal-align="justify" draw:textarea-vertical-align="middle" draw:auto-grow-height="false" fo:min-height="0.258cm" fo:min-width="1.406cm"/>
    </style:style>
    <style:style style:name="gr12" style:family="graphic" style:parent-style-name="standard">
      <style:graphic-properties draw:textarea-horizontal-align="justify" draw:textarea-vertical-align="middle" draw:auto-grow-height="false" fo:min-height="0.766cm" fo:min-width="3.056cm"/>
    </style:style>
    <style:style style:name="gr13" style:family="graphic" style:parent-style-name="standard">
      <style:graphic-properties draw:textarea-horizontal-align="justify" draw:textarea-vertical-align="middle" draw:auto-grow-height="false" fo:min-height="0.766cm" fo:min-width="2.802cm"/>
    </style:style>
    <style:style style:name="gr14" style:family="graphic" style:parent-style-name="standard">
      <style:graphic-properties draw:textarea-horizontal-align="justify" draw:textarea-vertical-align="middle" draw:auto-grow-height="false" fo:min-height="0.766cm" fo:min-width="2.548cm"/>
    </style:style>
    <style:style style:name="gr15" style:family="graphic" style:parent-style-name="standard">
      <style:graphic-properties draw:textarea-horizontal-align="justify" draw:textarea-vertical-align="middle" draw:auto-grow-height="false" fo:min-height="0.386cm" fo:min-width="1.406cm"/>
    </style:style>
    <style:style style:name="gr1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underline-style="solid" style:text-underline-width="auto" style:text-underline-color="font-colo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custom-shape draw:style-name="gr1" draw:text-style-name="P1" xml:id="id1" draw:id="id1" draw:layer="layout" svg:width="6.096cm" svg:height="1.778cm" svg:x="9.906cm" svg:y="0.508cm">
          <text:p text:style-name="P1">Home P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3.81cm" svg:height="1.27cm" svg:x="3.048cm" svg:y="6.096cm">
          <text:p text:style-name="P1"><text:span text:style-name="T1">Albu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4" draw:id="id4" draw:layer="layout" svg:width="4.064cm" svg:height="1.27cm" svg:x="10.668cm" svg:y="6.096cm">
          <text:p text:style-name="P1"><text:span text:style-name="T1">Track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4.064cm" svg:height="1.27cm" svg:x="19.304cm" svg:y="5.842cm">
          <text:p text:style-name="P2"><text:span text:style-name="T1">Artist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2" draw:id="id2" draw:layer="layout" svg:width="4.318cm" svg:height="1.27cm" svg:x="10.668cm" svg:y="3.048cm">
          <text:p text:style-name="P1">Fin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3" xml:id="id6" draw:id="id6" draw:layer="layout" svg:x1="12.954cm" svg:y1="2.286cm" svg:x2="12.954cm" svg:y2="2.286cm" draw:start-shape="id1" draw:start-glue-point="8" draw:end-shape="id1" draw:end-glue-point="8" svg:d="M12954 2286z" svg:viewBox="0 0 1 1">
          <text:p/>
        </draw:connector>
        <draw:connector draw:style-name="gr5" draw:text-style-name="P3" draw:layer="layout" draw:type="line" svg:x1="12.827cm" svg:y1="4.318cm" svg:x2="21.336cm" svg:y2="5.842cm" draw:start-shape="id2" draw:start-glue-point="6" draw:end-shape="id3" draw:end-glue-point="0" svg:d="M12827 4318l8509 1524" svg:viewBox="0 0 8510 1525">
          <text:p/>
        </draw:connector>
        <draw:connector draw:style-name="gr5" draw:text-style-name="P3" draw:layer="layout" draw:type="line" svg:x1="12.827cm" svg:y1="4.318cm" svg:x2="12.7cm" svg:y2="6.096cm" draw:start-shape="id2" draw:start-glue-point="6" draw:end-shape="id4" draw:end-glue-point="0" svg:d="M12827 4318l-127 1778" svg:viewBox="0 0 128 1779">
          <text:p/>
        </draw:connector>
        <draw:connector draw:style-name="gr5" draw:text-style-name="P3" draw:layer="layout" draw:type="line" svg:x1="12.827cm" svg:y1="4.318cm" svg:x2="4.953cm" svg:y2="6.096cm" draw:start-shape="id2" draw:start-glue-point="6" draw:end-shape="id5" draw:end-glue-point="0" svg:d="M12827 4318l-7874 1778" svg:viewBox="0 0 7875 1779">
          <text:p/>
        </draw:connector>
        <draw:connector draw:style-name="gr5" draw:text-style-name="P3" draw:layer="layout" draw:type="line" svg:x1="12.954cm" svg:y1="2.286cm" svg:x2="12.827cm" svg:y2="3.048cm" draw:start-shape="id6" draw:start-glue-point="0" draw:end-shape="id2" draw:end-glue-point="4" svg:d="M12954 2286l-127 762" svg:viewBox="0 0 128 763">
          <text:p/>
        </draw:connector>
        <draw:custom-shape draw:style-name="gr6" draw:text-style-name="P2" xml:id="id7" draw:id="id7" draw:layer="layout" svg:width="2.794cm" svg:height="0.762cm" svg:x="9.398cm" svg:y="9.652cm">
          <text:p text:style-name="P2"><text:span text:style-name="T1">Album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2.7cm" svg:y1="7.366cm" svg:x2="10.795cm" svg:y2="9.652cm" draw:start-shape="id4" draw:start-glue-point="2" draw:end-shape="id7" draw:end-glue-point="0" svg:d="M12700 7366l-1905 2286" svg:viewBox="0 0 1906 2287">
          <text:p/>
        </draw:connector>
        <draw:custom-shape draw:style-name="gr7" draw:text-style-name="P2" xml:id="id8" draw:id="id8" draw:layer="layout" svg:width="3.048cm" svg:height="0.762cm" svg:x="10.922cm" svg:y="13.208cm">
          <text:p text:style-name="P2"><text:span text:style-name="T1">Artist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2.7cm" svg:y1="7.366cm" svg:x2="12.446cm" svg:y2="13.208cm" draw:start-shape="id4" draw:start-glue-point="2" draw:end-shape="id8" draw:end-glue-point="0" svg:d="M12700 7366l-254 5842" svg:viewBox="0 0 255 5843">
          <text:p/>
        </draw:connector>
        <draw:custom-shape draw:style-name="gr8" draw:text-style-name="P1" xml:id="id9" draw:id="id9" draw:layer="layout" svg:width="3.81cm" svg:height="0.762cm" svg:x="13.716cm" svg:y="9.652cm">
          <text:p text:style-name="P1">Posit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3" draw:layer="layout" draw:type="line" svg:x1="12.7cm" svg:y1="7.366cm" svg:x2="15.621cm" svg:y2="9.652cm" draw:start-shape="id4" draw:start-glue-point="2" draw:end-shape="id9" draw:end-glue-point="4" svg:d="M12700 7366l2921 2286" svg:viewBox="0 0 2922 2287">
          <text:p/>
        </draw:connector>
        <draw:connector draw:style-name="gr5" draw:text-style-name="P3" draw:layer="layout" draw:type="line" svg:x1="12.7cm" svg:y1="7.366cm" svg:x2="13.716cm" svg:y2="11.176cm" draw:start-shape="id4" draw:start-glue-point="2" draw:end-shape="id10" draw:end-glue-point="4" svg:d="M12700 7366l1016 3810" svg:viewBox="0 0 1017 3811">
          <text:p/>
        </draw:connector>
        <draw:custom-shape draw:style-name="gr9" draw:text-style-name="P1" xml:id="id10" draw:id="id10" draw:layer="layout" svg:width="3.048cm" svg:height="0.888cm" svg:x="12.192cm" svg:y="11.176cm">
          <text:p text:style-name="P1">Lyric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1" xml:id="id11" draw:id="id11" draw:layer="layout" svg:width="3.302cm" svg:height="1.016cm" svg:x="8.128cm" svg:y="8.128cm">
          <text:p text:style-name="P1">Preview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3" draw:layer="layout" draw:type="line" svg:x1="12.7cm" svg:y1="7.366cm" svg:x2="9.779cm" svg:y2="8.128cm" draw:start-shape="id4" draw:start-glue-point="2" draw:end-shape="id11" draw:end-glue-point="4" svg:d="M12700 7366l-2921 762" svg:viewBox="0 0 2922 763">
          <text:p/>
        </draw:connector>
        <draw:connector draw:style-name="gr5" draw:text-style-name="P3" draw:layer="layout" draw:type="line" svg:x1="21.336cm" svg:y1="7.112cm" svg:x2="24.765cm" svg:y2="7.874cm" draw:start-shape="id3" draw:start-glue-point="2" draw:end-shape="id12" draw:end-glue-point="4" svg:d="M21336 7112l3429 762" svg:viewBox="0 0 3430 763">
          <text:p/>
        </draw:connector>
        <draw:custom-shape draw:style-name="gr11" draw:text-style-name="P1" xml:id="id12" draw:id="id12" draw:layer="layout" svg:width="3.81cm" svg:height="1.016cm" svg:x="22.86cm" svg:y="7.874cm">
          <text:p text:style-name="P1">Upcoming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3" draw:layer="layout" draw:type="line" svg:x1="21.336cm" svg:y1="7.112cm" svg:x2="23.114cm" svg:y2="9.906cm" draw:start-shape="id3" draw:start-glue-point="2" draw:end-shape="id13" draw:end-glue-point="0" svg:d="M21336 7112l1778 2794" svg:viewBox="0 0 1779 2795">
          <text:p/>
        </draw:connector>
        <draw:custom-shape draw:style-name="gr12" draw:text-style-name="P1" xml:id="id13" draw:id="id13" draw:layer="layout" svg:width="3.556cm" svg:height="1.016cm" svg:x="21.336cm" svg:y="9.906cm">
          <text:p text:style-name="P1">Top tracks</text:p>
          <draw:enhanced-geometry svg:viewBox="0 0 21600 21600" draw:type="rectangle" draw:enhanced-path="M 0 0 L 21600 0 21600 21600 0 21600 0 0 Z N"/>
        </draw:custom-shape>
        <draw:custom-shape draw:style-name="gr13" draw:text-style-name="P1" xml:id="id14" draw:id="id14" draw:layer="layout" svg:width="3.302cm" svg:height="1.016cm" svg:x="18.288cm" svg:y="11.176cm">
          <text:p text:style-name="P1">Discography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21.336cm" svg:y1="7.112cm" svg:x2="19.939cm" svg:y2="11.176cm" draw:start-shape="id3" draw:start-glue-point="2" draw:end-shape="id14" draw:end-glue-point="0" svg:d="M21336 7112l-1397 4064" svg:viewBox="0 0 1398 4065">
          <text:p/>
        </draw:connector>
        <draw:custom-shape draw:style-name="gr14" draw:text-style-name="P2" xml:id="id15" draw:id="id15" draw:layer="layout" svg:width="3.048cm" svg:height="1.016cm" svg:x="22.098cm" svg:y="13.716cm">
          <text:p text:style-name="P1"><text:span text:style-name="T1">Track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23.114cm" svg:y1="10.922cm" svg:x2="23.622cm" svg:y2="13.716cm" draw:start-shape="id13" draw:start-glue-point="2" draw:end-shape="id15" draw:end-glue-point="0" svg:d="M23114 10922l508 2794" svg:viewBox="0 0 509 2795">
          <text:p/>
        </draw:connector>
        <draw:connector draw:style-name="gr5" draw:text-style-name="P3" draw:layer="layout" draw:type="line" svg:x1="19.939cm" svg:y1="12.192cm" svg:x2="23.622cm" svg:y2="13.716cm" draw:start-shape="id14" draw:start-glue-point="2" draw:end-shape="id15" draw:end-glue-point="0" svg:d="M19939 12192l3683 1524" svg:viewBox="0 0 3684 1525">
          <text:p/>
        </draw:connector>
        <draw:custom-shape draw:style-name="gr15" draw:text-style-name="P1" xml:id="id16" draw:id="id16" draw:layer="layout" svg:width="3.81cm" svg:height="1.27cm" svg:x="0.254cm" svg:y="8.89cm">
          <text:p text:style-name="P1">Posit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3" draw:layer="layout" draw:type="line" svg:x1="4.953cm" svg:y1="7.366cm" svg:x2="2.159cm" svg:y2="8.89cm" draw:start-shape="id5" draw:start-glue-point="2" draw:end-shape="id16" draw:end-glue-point="4" svg:d="M4953 7366l-2794 1524" svg:viewBox="0 0 2795 1525">
          <text:p/>
        </draw:connector>
        <draw:custom-shape draw:style-name="gr12" draw:text-style-name="P2" xml:id="id17" draw:id="id17" draw:layer="layout" svg:width="3.556cm" svg:height="1.016cm" svg:x="2.286cm" svg:y="11.684cm">
          <text:p text:style-name="P1"><text:span text:style-name="T1">Track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4.953cm" svg:y1="7.366cm" svg:x2="4.064cm" svg:y2="11.684cm" draw:start-shape="id5" draw:start-glue-point="2" draw:end-shape="id17" draw:end-glue-point="0" svg:d="M4953 7366l-889 4318" svg:viewBox="0 0 890 4319">
          <text:p/>
        </draw:connector>
        <draw:custom-shape draw:style-name="gr8" draw:text-style-name="P1" xml:id="id18" draw:id="id18" draw:layer="layout" svg:width="3.81cm" svg:height="0.762cm" svg:x="16.256cm" svg:y="8.382cm">
          <text:p text:style-name="P1">Posit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3" draw:layer="layout" draw:type="line" svg:x1="21.336cm" svg:y1="7.112cm" svg:x2="18.161cm" svg:y2="8.382cm" draw:start-shape="id3" draw:start-glue-point="2" draw:end-shape="id18" draw:end-glue-point="4" svg:d="M21336 7112l-3175 1270" svg:viewBox="0 0 3176 1271">
          <text:p/>
        </draw:connector>
        <presentation:notes draw:style-name="dp2">
          <draw:page-thumbnail draw:style-name="gr16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8T15:56:17.656686850</meta:creation-date>
    <dc:date>2020-04-18T16:30:28.163319506</dc:date>
    <meta:editing-duration>PT13M40S</meta:editing-duration>
    <meta:editing-cycles>3</meta:editing-cycles>
    <meta:generator>LibreOffice/6.0.7.3$Linux_X86_64 LibreOffice_project/00m0$Build-3</meta:generator>
    <meta:document-statistic meta:object-count="58"/>
  </office:meta>
</office:document-meta>
</file>